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05:34:44.105188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7-27T05:40:51.728015394</dc:date>
    <meta:editing-duration>PT15H28M49S</meta:editing-duration>
    <meta:editing-cycles>152</meta:editing-cycles>
    <meta:generator>LibreOffice/6.4.5.2$Linux_X86_64 LibreOffice_project/40$Build-2</meta:generator>
    <meta:document-statistic meta:table-count="71" meta:cell-count="2632" meta:object-count="0"/>
  </office:meta>
</office:document-meta>
</file>